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" style:family="graphic" style:parent-style-name="objectwithoutfill">
      <style:graphic-properties svg:stroke-width="0.051cm" svg:stroke-color="#111111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DejaVu Sans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  <style:text-properties fo:font-weight="bold"/>
    </style:style>
    <style:style style:name="P4" style:family="paragraph">
      <style:paragraph-properties fo:line-height="115%"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paragraph-properties fo:line-height="115%"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style:font-name="Arial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9" style:family="paragraph">
      <style:text-properties fo:color="#666666" loext:opacity="100%" style:font-name="Arial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666666" loext:opacity="100%" style:font-name="Arial" fo:font-size="13pt" fo:font-weight="bold" style:font-size-asian="13pt" style:font-weight-asian="bold" style:font-size-complex="13pt" style:font-weight-complex="bold"/>
    </style:style>
    <style:style style:name="P11" style:family="paragraph">
      <style:paragraph-properties fo:line-height="150%"/>
      <style:text-properties fo:color="#666666" loext:opacity="100%" style:font-name="Arial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 draw:fill-color="#ffffff"/>
      <style:paragraph-properties fo:line-height="150%" style:writing-mode="lr-tb"/>
      <style:text-properties fo:color="#666666" loext:opacity="100%" style:font-name="Arial"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style:font-name="Arial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666666" loext:opacity="100%" style:font-name="Arial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111111" loext:opacity="100%" style:font-name="Arial" fo:font-size="13pt" fo:font-weight="bold" style:font-size-asian="13pt" style:font-weight-asian="bold" style:font-size-complex="13pt" style:font-weight-complex="bold"/>
    </style:style>
    <style:style style:name="T7" style:family="text">
      <style:text-properties fo:font-variant="normal" fo:text-transform="none" fo:color="#111111" loext:opacity="100%" style:text-outline="false" style:text-line-through-style="none" style:text-line-through-type="none" style:font-name="Arial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335cm" svg:height="2.714cm" svg:x="7.62cm" svg:y="5.08cm">
          <draw:text-box>
            <text:p text:style-name="P1"><text:span text:style-name="T1">Hospital Management System </text:span></text:p>
          </draw:text-box>
        </draw:frame>
        <draw:line draw:style-name="gr2" draw:text-style-name="P3" draw:layer="layout" svg:x1="6.35cm" svg:y1="6.985cm" svg:x2="20.955cm" svg:y2="6.985cm">
          <text:p/>
        </draw:line>
        <draw:frame draw:style-name="gr1" draw:text-style-name="P5" draw:layer="layout" svg:width="13.335cm" svg:height="2.955cm" svg:x="6.985cm" svg:y="7.907cm">
          <draw:text-box>
            <text:p text:style-name="P4"><text:span text:style-name="T2">Alexiane Laroye</text:span></text:p>
            <text:p text:style-name="P4"><text:span text:style-name="T2">Enzo Jehl</text:span></text:p>
            <text:p text:style-name="P4"><text:span text:style-name="T2">Wissame Ismael</text:span></text:p>
            <text:p text:style-name="P4"><text:span text:style-name="T2">Flavien Geoffra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4" draw:text-style-name="P8" draw:layer="layout" svg:width="13.335cm" svg:height="1.444cm" svg:x="1.905cm" svg:y="1.27cm">
          <draw:text-box>
            <text:p text:style-name="P7"><text:span text:style-name="T3">Hospital Management 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4" draw:text-style-name="P10" draw:layer="layout" svg:width="13.335cm" svg:height="1.444cm" svg:x="2.54cm" svg:y="4.445cm">
          <draw:text-box>
            <text:p text:style-name="P9"><text:span text:style-name="T4">The Hospital Management will manage this data :</text:span></text:p>
          </draw:text-box>
        </draw:frame>
        <draw:frame draw:style-name="gr5" draw:text-style-name="P12" draw:layer="layout" svg:width="12.7cm" svg:height="7.713cm" svg:x="5.715cm" svg:y="5.622cm">
          <draw:text-box>
            <text:list text:style-name="L2">
              <text:list-item>
                <text:p text:style-name="P11"><text:span text:style-name="T5">Patient</text:span></text:p>
              </text:list-item>
              <text:list-item>
                <text:p text:style-name="P11"><text:span text:style-name="T5">Doctor</text:span></text:p>
              </text:list-item>
              <text:list-item>
                <text:p text:style-name="P11"><text:span text:style-name="T5">Nurse</text:span></text:p>
              </text:list-item>
              <text:list-item>
                <text:p text:style-name="P11"><text:span text:style-name="T5">Appointment</text:span></text:p>
              </text:list-item>
              <text:list-item>
                <text:p text:style-name="P11"><text:span text:style-name="T5">Medical Record</text:span></text:p>
              </text:list-item>
              <text:list-item>
                <text:p text:style-name="P11"><text:span text:style-name="T5">Medication</text:span></text:p>
              </text:list-item>
              <text:list-item>
                <text:p text:style-name="P11"><text:span text:style-name="T5">Departmen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8" draw:layer="layout" svg:width="13.335cm" svg:height="1.444cm" svg:x="1.906cm" svg:y="1.27cm">
          <draw:text-box>
            <text:p text:style-name="P7"><text:span text:style-name="T3">Tables &amp; Relations</text:span></text:p>
          </draw:text-box>
        </draw:frame>
        <draw:line draw:style-name="gr2" draw:text-style-name="P3" draw:layer="layout" svg:x1="1.905cm" svg:y1="3.175cm" svg:x2="10.795cm" svg:y2="3.175cm">
          <text:p/>
        </draw:line>
        <draw:frame draw:style-name="gr6" draw:text-style-name="P15" draw:layer="layout" svg:width="24.13cm" svg:height="9.979cm" svg:x="1.905cm" svg:y="3.81cm">
          <draw:text-box>
            <text:p text:style-name="P13"><text:span text:style-name="T6">The Hospital has several patients, doctors and nurses.</text:span></text:p>
            <text:p text:style-name="P14"><text:span text:style-name="T6">The Hospital has also a medication database with the name </text:span><text:span text:style-name="T6">of the medication and the dosage.</text:span></text:p>
            <text:p text:style-name="P13"><text:span text:style-name="T6"/></text:p>
            <text:p text:style-name="P13"><text:span text:style-name="T6">Each patient is assigned with one nurse but a nurse can be </text:span><text:span text:style-name="T6">assigned to several patients</text:span></text:p>
            <text:p text:style-name="P13"><text:span text:style-name="T6"><text:tab/></text:span><text:span text:style-name="T6">- Patients can receive medications from one nurse, </text:span><text:span text:style-name="T6">and nurses can administer medications to multiple </text:span><text:span text:style-name="T6"><text:tab/></text:span><text:span text:style-name="T6">patients.</text:span></text:p>
            <text:p text:style-name="P13"><text:span text:style-name="T6"/></text:p>
            <text:p text:style-name="P13"><text:span text:style-name="T6"/></text:p>
            <text:p text:style-name="P13"><text:span text:style-name="T6">Each patient has his own medical record </text:span></text:p>
            <text:p text:style-name="P13"><text:span text:style-name="T6"/></text:p>
            <text:p text:style-name="P13"><text:span text:style-name="T6">The hospital has several department. Each doctor is </text:span><text:span text:style-name="T6">assigned to a department and can cure patients from the </text:span><text:span text:style-name="T6">department.</text:span></text:p>
            <text:p text:style-name="P13"><text:span text:style-name="T6"/></text:p>
            <text:p text:style-name="P13"><text:span text:style-name="T6">Once the patient is in the database of the hospital it will </text:span><text:span text:style-name="T6">book one or several appointment with a doctor available </text:span><text:span text:style-name="T6">from the department contacted.</text:span></text:p>
            <text:p text:style-name="P14"><text:span text:style-name="T7"><text:tab/></text:span><text:span text:style-name="T6">- Patients can have appointments with multiple </text:span><text:span text:style-name="T6">doctors, and doctors can have multiple patients.</text:span></text:p>
            <text:p text:style-name="P14"><text:span text:style-name="T6"><text:tab/></text:span><text:span text:style-name="T6">- Also, Each appointment can be associated with only </text:span><text:span text:style-name="T6">one patient, but a patient can have multiple </text:span><text:span text:style-name="T6"><text:tab/></text:span><text:span text:style-name="T6"><text:tab/></text:span><text:span text:style-name="T6">appointments.</text:span></text:p>
            <text:p text:style-name="P14"><text:span text:style-name="T6"/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ubbi" svg:font-family="Gubbi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6T08:55:52.156363059</meta:creation-date>
    <dc:date>2023-06-06T10:20:51.006227251</dc:date>
    <meta:editing-duration>PT45M56S</meta:editing-duration>
    <meta:editing-cycles>14</meta:editing-cycles>
    <meta:generator>LibreOffice/7.3.7.2$Linux_X86_64 LibreOffice_project/30$Build-2</meta:generator>
    <meta:document-statistic meta:object-count="39"/>
  </office:meta>
</office:document-meta>
</file>